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2d2" officeooo:paragraph-rsid="0009f2d2"/>
    </style:style>
    <style:style style:name="P2" style:family="paragraph" style:parent-style-name="Standard">
      <style:text-properties officeooo:rsid="000b4a08" officeooo:paragraph-rsid="000b4a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2 – Jay Patel 210905294</text:p>
      <text:p text:style-name="P1"/>
      <text:p text:style-name="P2">eg1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09:18:43.490249806</meta:creation-date>
    <dc:date>2024-01-11T09:19:50.448123839</dc:date>
    <meta:editing-duration>PT1M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5" meta:character-count="30" meta:non-whitespace-character-count="26"/>
  </office:meta>
</office:document-meta>
</file>